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817" officeooo:paragraph-rsid="00071817"/>
    </style:style>
    <style:style style:name="P2" style:family="paragraph" style:parent-style-name="Standard">
      <style:paragraph-properties fo:text-align="start" style:justify-single-word="false"/>
      <style:text-properties officeooo:rsid="00071817" officeooo:paragraph-rsid="00071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9 (if, else)</text:p>
      <text:p text:style-name="P2"/>
      <text:p text:style-name="P2"/>
      <text:p text:style-name="P2"/>
      <text:p text:style-name="P2"/>
      <text:p text:style-name="P2">if else </text:p>
      <text:p text:style-name="P2"/>
      <text:p text:style-name="P2">v-if,</text:p>
      <text:p text:style-name="P2">v-else-if,</text:p>
      <text:p text:style-name="P2">v-else</text:p>
      <text:p text:style-name="P2"/>
      <text:p text:style-name="P2"/>
      <text:p text:style-name="P2">**********************************************************************************</text:p>
      <text:p text:style-name="P2"/>
      <text:p text:style-name="P2">First part </text:p>
      <text:p text:style-name="P2"/>
      <text:p text:style-name="P2">&lt;div id="app"&gt;</text:p>
      <text:p text:style-name="P2"><text:s text:c="8"/>&lt;!-- &lt;button @click.alt='modifier'&gt;Click Here&lt;/button&gt; --&gt;</text:p>
      <text:p text:style-name="P2"><text:s text:c="8"/>&lt;h2 v-if='name'&gt;My Name is Nazmul&lt;/h2&gt;</text:p>
      <text:p text:style-name="P2"><text:s text:c="8"/>&lt;h2 v-else='age'&gt;My Age is 25&lt;/h2&gt; </text:p>
      <text:p text:style-name="P2"/>
      <text:p text:style-name="P2"><text:s text:c="8"/>&lt;button @click='myName'&gt;Click Here | {{ name }}&lt;/button&gt;</text:p>
      <text:p text:style-name="P2"><text:s text:c="8"/>&lt;button @click='myAge'&gt;Click Here | {{ age }}&lt;/button&gt;</text:p>
      <text:p text:style-name="P2"/>
      <text:p text:style-name="P2"><text:s text:c="4"/>&lt;/div&gt;</text:p>
      <text:p text:style-name="P2"><text:s text:c="4"/></text:p>
      <text:p text:style-name="P2"><text:s text:c="4"/></text:p>
      <text:p text:style-name="P2"><text:s text:c="4"/>1. v-if='name' , v-if holo vue er if else system.</text:p>
      <text:p text:style-name="P2"><text:s text:c="4"/>2. v-else-if = 'age', v-else-if holo vue er else if </text:p>
      <text:p text:style-name="P2"><text:s text:c="4"/></text:p>
      <text:p text:style-name="P2"><text:s text:c="4"/></text:p>
      <text:p text:style-name="P2"><text:s text:c="4"/>Second Part</text:p>
      <text:p text:style-name="P2"><text:s text:c="4"/></text:p>
      <text:p text:style-name="P2"><text:s text:c="5"/>&lt;script&gt;</text:p>
      <text:p text:style-name="P2"><text:s text:c="8"/>var Nmodifier = new Vue ({</text:p>
      <text:p text:style-name="P2"><text:s text:c="12"/>el:'#app',</text:p>
      <text:p text:style-name="P2"><text:s text:c="12"/>data:{</text:p>
      <text:p text:style-name="P2"><text:s text:c="16"/>name:true,</text:p>
      <text:p text:style-name="P2"><text:s text:c="16"/>age:true</text:p>
      <text:p text:style-name="P2"><text:s text:c="12"/>},</text:p>
      <text:p text:style-name="P2"><text:s text:c="12"/>methods:{</text:p>
      <text:p text:style-name="P2"><text:s text:c="16"/>myName(){</text:p>
      <text:p text:style-name="P2"><text:s text:c="20"/>this.name = !this.name</text:p>
      <text:p text:style-name="P2"><text:s text:c="16"/>},</text:p>
      <text:p text:style-name="P2"><text:s text:c="16"/>myAge(){</text:p>
      <text:p text:style-name="P2"><text:s text:c="20"/>this.age = !this.age</text:p>
      <text:p text:style-name="P2"><text:s text:c="16"/>}</text:p>
      <text:p text:style-name="P2"><text:s text:c="12"/>}</text:p>
      <text:p text:style-name="P2"><text:s text:c="8"/>})</text:p>
      <text:p text:style-name="P2"><text:s text:c="4"/>&lt;/script&gt;</text:p>
      <text:p text:style-name="P2"><text:s text:c="4"/></text:p>
      <text:p text:style-name="P2"><text:soft-page-break/><text:s text:c="4"/></text:p>
      <text:p text:style-name="P2"><text:s text:c="4"/>1.this.name = !this.name , reverse o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2:25:52.758731071</meta:creation-date>
    <dc:date>2020-04-18T02:51:02.062698510</dc:date>
    <meta:editing-duration>PT25M1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99" meta:character-count="1016" meta:non-whitespace-character-count="640"/>
  </office:meta>
</office:document-meta>
</file>